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18adc1" officeooo:paragraph-rsid="0018adc1"/>
    </style:style>
    <style:style style:name="P2" style:family="paragraph" style:parent-style-name="Standard">
      <style:text-properties officeooo:rsid="001aa0f3" officeooo:paragraph-rsid="001aa0f3"/>
    </style:style>
    <style:style style:name="P3" style:family="paragraph" style:parent-style-name="Standard">
      <style:paragraph-properties fo:text-align="center" style:justify-single-word="false"/>
      <style:text-properties officeooo:rsid="001aa0f3" officeooo:paragraph-rsid="001aa0f3"/>
    </style:style>
    <style:style style:name="P4" style:family="paragraph" style:parent-style-name="Standard">
      <style:paragraph-properties fo:text-align="start" style:justify-single-word="false"/>
      <style:text-properties officeooo:rsid="001aa0f3" officeooo:paragraph-rsid="002d6a17"/>
    </style:style>
    <style:style style:name="P5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officeooo:rsid="001aa0f3" officeooo:paragraph-rsid="003161d7"/>
    </style:style>
    <style:style style:name="P6" style:family="paragraph" style:parent-style-name="Standard">
      <style:paragraph-properties fo:text-align="center" style:justify-single-word="false"/>
      <style:text-properties fo:color="#7200a2" loext:opacity="100%" fo:font-size="12pt" fo:font-weight="bold" officeooo:rsid="001aa0f3" officeooo:paragraph-rsid="001aa0f3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7200a2" loext:opacity="100%" fo:font-size="12pt" fo:font-weight="bold" officeooo:rsid="001aa0f3" officeooo:paragraph-rsid="0028a02c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7200a2" loext:opacity="100%" fo:font-size="14pt" fo:font-weight="bold" officeooo:rsid="001aa0f3" officeooo:paragraph-rsid="002d6a17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1a02b5" officeooo:paragraph-rsid="0025781c"/>
    </style:style>
    <style:style style:name="P10" style:family="paragraph" style:parent-style-name="Standard">
      <style:text-properties officeooo:rsid="001a02b5" officeooo:paragraph-rsid="0028a02c"/>
    </style:style>
    <style:style style:name="P11" style:family="paragraph" style:parent-style-name="Standard">
      <style:text-properties officeooo:rsid="001a02b5" officeooo:paragraph-rsid="0028fc2b"/>
    </style:style>
    <style:style style:name="P12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officeooo:rsid="001a02b5" officeooo:paragraph-rsid="0020e853"/>
    </style:style>
    <style:style style:name="P13" style:family="paragraph" style:parent-style-name="Standard">
      <style:text-properties officeooo:rsid="001a02b5" officeooo:paragraph-rsid="002e2731"/>
    </style:style>
    <style:style style:name="P14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officeooo:rsid="001a02b5" officeooo:paragraph-rsid="00382060"/>
    </style:style>
    <style:style style:name="P15" style:family="paragraph" style:parent-style-name="Standard">
      <style:text-properties officeooo:rsid="0025781c" officeooo:paragraph-rsid="0025781c"/>
    </style:style>
    <style:style style:name="P16" style:family="paragraph" style:parent-style-name="Standard">
      <style:text-properties officeooo:rsid="0021ffc1" officeooo:paragraph-rsid="0028a02c"/>
    </style:style>
    <style:style style:name="P17" style:family="paragraph" style:parent-style-name="Standard">
      <style:text-properties officeooo:rsid="0021ffc1" officeooo:paragraph-rsid="001aa0f3"/>
    </style:style>
    <style:style style:name="P18" style:family="paragraph" style:parent-style-name="Standard">
      <style:text-properties officeooo:rsid="0021ffc1" officeooo:paragraph-rsid="0038bcda"/>
    </style:style>
    <style:style style:name="P19" style:family="paragraph" style:parent-style-name="Standard">
      <style:text-properties officeooo:rsid="0028a02c" officeooo:paragraph-rsid="0028a02c"/>
    </style:style>
    <style:style style:name="P20" style:family="paragraph" style:parent-style-name="Standard">
      <style:text-properties officeooo:rsid="0028a02c" officeooo:paragraph-rsid="002b11b5"/>
    </style:style>
    <style:style style:name="P21" style:family="paragraph" style:parent-style-name="Standard">
      <style:text-properties officeooo:rsid="0028a02c" officeooo:paragraph-rsid="0038bcda"/>
    </style:style>
    <style:style style:name="P22" style:family="paragraph" style:parent-style-name="Standard">
      <style:text-properties officeooo:rsid="002b11b5" officeooo:paragraph-rsid="002b11b5"/>
    </style:style>
    <style:style style:name="P23" style:family="paragraph" style:parent-style-name="Standard">
      <style:text-properties officeooo:rsid="002c281f" officeooo:paragraph-rsid="002c281f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fo:font-size="16pt" fo:font-weight="bold" officeooo:rsid="0018adc1" officeooo:paragraph-rsid="0018adc1" style:font-size-asian="16pt" style:font-weight-asian="bold" style:font-size-complex="16pt" style:font-weight-complex="bold"/>
    </style:style>
    <style:style style:name="P25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style:use-window-font-color="true" loext:opacity="0%" fo:font-weight="bold" officeooo:rsid="002e2731" officeooo:paragraph-rsid="002e2731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officeooo:paragraph-rsid="001f5743"/>
    </style:style>
    <style:style style:name="P27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officeooo:paragraph-rsid="002c281f"/>
    </style:style>
    <style:style style:name="P28" style:family="paragraph" style:parent-style-name="Standard">
      <style:paragraph-properties fo:text-align="center" style:justify-single-word="false" fo:break-before="page"/>
      <style:text-properties officeooo:paragraph-rsid="002d6a17"/>
    </style:style>
    <style:style style:name="P29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officeooo:paragraph-rsid="002e2731"/>
    </style:style>
    <style:style style:name="P30" style:family="paragraph" style:parent-style-name="Standard">
      <style:text-properties officeooo:paragraph-rsid="002e2731"/>
    </style:style>
    <style:style style:name="P31" style:family="paragraph" style:parent-style-name="Standard">
      <style:text-properties officeooo:rsid="002e2731" officeooo:paragraph-rsid="002e2731"/>
    </style:style>
    <style:style style:name="P32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fo:font-weight="bold" officeooo:rsid="00303d00" officeooo:paragraph-rsid="00303d00" style:font-weight-asian="bold" style:font-weight-complex="bold"/>
    </style:style>
    <style:style style:name="P33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fo:font-weight="bold" officeooo:rsid="003161d7" officeooo:paragraph-rsid="003161d7" style:font-weight-asian="bold" style:font-weight-complex="bold"/>
    </style:style>
    <style:style style:name="P34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fo:font-weight="bold" officeooo:rsid="003161d7" officeooo:paragraph-rsid="003166b3" style:font-weight-asian="bold" style:font-weight-complex="bold"/>
    </style:style>
    <style:style style:name="P35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fo:font-weight="bold" officeooo:rsid="00368e90" officeooo:paragraph-rsid="00368e90" style:font-weight-asian="bold" style:font-weight-complex="bold"/>
    </style:style>
    <style:style style:name="P36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officeooo:paragraph-rsid="00303d00"/>
    </style:style>
    <style:style style:name="P37" style:family="paragraph" style:parent-style-name="Standard">
      <style:text-properties officeooo:paragraph-rsid="00303d00"/>
    </style:style>
    <style:style style:name="P38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officeooo:rsid="003166b3" officeooo:paragraph-rsid="003166b3"/>
    </style:style>
    <style:style style:name="P39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officeooo:paragraph-rsid="002b11b5"/>
    </style:style>
    <style:style style:name="P40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officeooo:paragraph-rsid="00368e90"/>
    </style:style>
    <style:style style:name="P41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officeooo:paragraph-rsid="0037644f"/>
    </style:style>
    <style:style style:name="P42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officeooo:paragraph-rsid="00382060"/>
    </style:style>
    <style:style style:name="P43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officeooo:paragraph-rsid="003161d7"/>
    </style:style>
    <style:style style:name="P44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officeooo:paragraph-rsid="003166b3"/>
    </style:style>
    <style:style style:name="P45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officeooo:paragraph-rsid="0038bcda"/>
    </style:style>
    <style:style style:name="P46" style:family="paragraph" style:parent-style-name="Standard">
      <style:text-properties officeooo:rsid="0038bcda" officeooo:paragraph-rsid="0038bcda"/>
    </style:style>
    <style:style style:name="P47" style:family="paragraph" style:parent-style-name="Standard">
      <style:text-properties officeooo:rsid="0021ffc1" officeooo:paragraph-rsid="0038bcda"/>
    </style:style>
    <style:style style:name="P48" style:family="paragraph" style:parent-style-name="Standard">
      <style:text-properties officeooo:rsid="001a02b5" officeooo:paragraph-rsid="002e2731"/>
    </style:style>
    <style:style style:name="T1" style:family="text">
      <style:text-properties officeooo:rsid="001aa0f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5781c" style:font-weight-asian="bold" style:font-weight-complex="bold"/>
    </style:style>
    <style:style style:name="T4" style:family="text">
      <style:text-properties fo:font-weight="bold" officeooo:rsid="0028a02c" style:font-weight-asian="bold" style:font-weight-complex="bold"/>
    </style:style>
    <style:style style:name="T5" style:family="text">
      <style:text-properties fo:font-weight="bold" officeooo:rsid="0024f973" style:font-weight-asian="bold" style:font-weight-complex="bold"/>
    </style:style>
    <style:style style:name="T6" style:family="text">
      <style:text-properties fo:font-weight="bold" officeooo:rsid="0028fc2b" style:font-weight-asian="bold" style:font-weight-complex="bold"/>
    </style:style>
    <style:style style:name="T7" style:family="text">
      <style:text-properties fo:color="#8100ba" loext:opacity="100%" fo:font-weight="bold" officeooo:rsid="001aa0f3" style:font-weight-asian="bold" style:font-weight-complex="bold"/>
    </style:style>
    <style:style style:name="T8" style:family="text">
      <style:text-properties style:use-window-font-color="true" loext:opacity="0%" fo:font-weight="normal" officeooo:rsid="001aa0f3" style:font-weight-asian="normal" style:font-weight-complex="normal"/>
    </style:style>
    <style:style style:name="T9" style:family="text">
      <style:text-properties style:use-window-font-color="true" loext:opacity="0%" fo:font-weight="normal" officeooo:rsid="0025781c" style:font-weight-asian="normal" style:font-weight-complex="normal"/>
    </style:style>
    <style:style style:name="T10" style:family="text">
      <style:text-properties style:use-window-font-color="true" loext:opacity="0%" fo:font-weight="normal" officeooo:rsid="0028a02c" style:font-weight-asian="normal" style:font-weight-complex="normal"/>
    </style:style>
    <style:style style:name="T11" style:family="text">
      <style:text-properties style:use-window-font-color="true" loext:opacity="0%" fo:font-weight="normal" officeooo:rsid="0028fc2b" style:font-weight-asian="normal" style:font-weight-complex="normal"/>
    </style:style>
    <style:style style:name="T12" style:family="text">
      <style:text-properties style:use-window-font-color="true" loext:opacity="0%" style:text-underline-style="solid" style:text-underline-width="auto" style:text-underline-color="font-color" fo:font-weight="normal" officeooo:rsid="002d6a17" style:font-weight-asian="normal" style:font-weight-complex="normal"/>
    </style:style>
    <style:style style:name="T13" style:family="text">
      <style:text-properties fo:color="#000000" loext:opacity="100%" fo:font-weight="bold" officeooo:rsid="001aa0f3" style:font-weight-asian="bold" style:font-weight-complex="bold"/>
    </style:style>
    <style:style style:name="T14" style:family="text">
      <style:text-properties fo:color="#000000" loext:opacity="100%" fo:font-weight="bold" officeooo:rsid="0025781c" style:font-weight-asian="bold" style:font-weight-complex="bold"/>
    </style:style>
    <style:style style:name="T15" style:family="text">
      <style:text-properties fo:color="#000000" loext:opacity="100%" fo:font-weight="normal" officeooo:rsid="001aa0f3" style:font-weight-asian="normal" style:font-weight-complex="normal"/>
    </style:style>
    <style:style style:name="T16" style:family="text">
      <style:text-properties fo:color="#000000" loext:opacity="100%" fo:font-weight="normal" officeooo:rsid="0025781c" style:font-weight-asian="normal" style:font-weight-complex="normal"/>
    </style:style>
    <style:style style:name="T17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000000" loext:opacity="100%" fo:font-size="12pt" fo:font-weight="bold" officeooo:rsid="001be1a7" style:font-size-asian="12pt" style:font-weight-asian="bold" style:font-size-complex="12pt" style:font-weight-complex="bold"/>
    </style:style>
    <style:style style:name="T19" style:family="text">
      <style:text-properties fo:color="#7200a2" loext:opacity="100%" fo:font-weight="bold" style:font-weight-asian="bold" style:font-weight-complex="bold"/>
    </style:style>
    <style:style style:name="T20" style:family="text">
      <style:text-properties fo:color="#7200a2" loext:opacity="100%" fo:font-weight="bold" officeooo:rsid="0034341f" style:font-weight-asian="bold" style:font-weight-complex="bold"/>
    </style:style>
    <style:style style:name="T21" style:family="text">
      <style:text-properties fo:color="#7200a2" loext:opacity="100%" fo:font-size="12pt" fo:font-weight="bold" officeooo:rsid="001aa0f3" style:font-size-asian="12pt" style:font-weight-asian="bold" style:font-size-complex="12pt" style:font-weight-complex="bold"/>
    </style:style>
    <style:style style:name="T22" style:family="text">
      <style:text-properties fo:color="#7200a2" loext:opacity="100%" fo:font-size="14pt" fo:font-weight="bold" officeooo:rsid="002d6a17" style:font-size-asian="14pt" style:font-weight-asian="bold" style:font-size-complex="14pt" style:font-weight-complex="bold"/>
    </style:style>
    <style:style style:name="T23" style:family="text">
      <style:text-properties fo:color="#7200a2" loext:opacity="100%" fo:font-size="14pt" style:text-underline-style="none" fo:font-weight="bold" officeooo:rsid="002d6a17" style:font-size-asian="14pt" style:font-weight-asian="bold" style:font-size-complex="14pt" style:font-weight-complex="bold"/>
    </style:style>
    <style:style style:name="T24" style:family="text">
      <style:text-properties fo:color="#7200a2" loext:opacity="100%" style:text-underline-style="solid" style:text-underline-width="auto" style:text-underline-color="font-color"/>
    </style:style>
    <style:style style:name="T25" style:family="text">
      <style:text-properties fo:color="#7200a2" loext:opacity="100%" style:text-underline-style="solid" style:text-underline-width="auto" style:text-underline-color="font-color" fo:font-weight="bold" officeooo:rsid="002d6a17" style:font-weight-asian="bold" style:font-weight-complex="bold"/>
    </style:style>
    <style:style style:name="T26" style:family="text">
      <style:text-properties fo:color="#7200a2" loext:opacity="100%" style:text-underline-style="solid" style:text-underline-width="auto" style:text-underline-color="font-color" officeooo:rsid="00303d00"/>
    </style:style>
    <style:style style:name="T27" style:family="text">
      <style:text-properties fo:color="#7200a2" loext:opacity="100%" style:text-underline-style="solid" style:text-underline-width="auto" style:text-underline-color="font-color" officeooo:rsid="002d6a17"/>
    </style:style>
    <style:style style:name="T28" style:family="text">
      <style:text-properties officeooo:rsid="001f5743"/>
    </style:style>
    <style:style style:name="T29" style:family="text">
      <style:text-properties officeooo:rsid="0024f973"/>
    </style:style>
    <style:style style:name="T30" style:family="text">
      <style:text-properties officeooo:rsid="0025781c"/>
    </style:style>
    <style:style style:name="T31" style:family="text">
      <style:text-properties fo:font-weight="normal" officeooo:rsid="001aa0f3" style:font-weight-asian="normal" style:font-weight-complex="normal"/>
    </style:style>
    <style:style style:name="T32" style:family="text">
      <style:text-properties fo:font-weight="normal" officeooo:rsid="0025781c" style:font-weight-asian="normal" style:font-weight-complex="normal"/>
    </style:style>
    <style:style style:name="T33" style:family="text">
      <style:text-properties fo:font-weight="normal" officeooo:rsid="0028a02c" style:font-weight-asian="normal" style:font-weight-complex="normal"/>
    </style:style>
    <style:style style:name="T34" style:family="text">
      <style:text-properties officeooo:rsid="00274a43"/>
    </style:style>
    <style:style style:name="T35" style:family="text">
      <style:text-properties officeooo:rsid="0021ffc1"/>
    </style:style>
    <style:style style:name="T36" style:family="text">
      <style:text-properties officeooo:rsid="002b11b5"/>
    </style:style>
    <style:style style:name="T37" style:family="text">
      <style:text-properties officeooo:rsid="002c281f"/>
    </style:style>
    <style:style style:name="T38" style:family="text">
      <style:text-properties officeooo:rsid="002d6a17"/>
    </style:style>
    <style:style style:name="T39" style:family="text">
      <style:text-properties officeooo:rsid="002e2731"/>
    </style:style>
    <style:style style:name="T40" style:family="text">
      <style:text-properties officeooo:rsid="00303d00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font-size="12pt" officeooo:rsid="002d6a17" style:font-size-asian="12pt" style:font-size-complex="12pt"/>
    </style:style>
    <style:style style:name="T43" style:family="text">
      <style:text-properties fo:font-size="12pt" officeooo:rsid="001be1a7" style:font-size-asian="12pt" style:font-size-complex="12pt"/>
    </style:style>
    <style:style style:name="T44" style:family="text">
      <style:text-properties fo:font-size="12pt" officeooo:rsid="00303d00" style:font-size-asian="12pt" style:font-size-complex="12pt"/>
    </style:style>
    <style:style style:name="T45" style:family="text">
      <style:text-properties fo:font-size="12pt" fo:font-weight="bold" officeooo:rsid="002d6a17" style:font-size-asian="12pt" style:font-weight-asian="bold" style:font-size-complex="12pt" style:font-weight-complex="bold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text-underline-style="solid" style:text-underline-width="auto" style:text-underline-color="font-color" officeooo:rsid="002d6a17"/>
    </style:style>
    <style:style style:name="T48" style:family="text">
      <style:text-properties style:text-underline-style="solid" style:text-underline-width="auto" style:text-underline-color="font-color" officeooo:rsid="00303d00"/>
    </style:style>
    <style:style style:name="T49" style:family="text">
      <style:text-properties officeooo:rsid="003161d7"/>
    </style:style>
    <style:style style:name="T50" style:family="text">
      <style:text-properties officeooo:rsid="0037644f"/>
    </style:style>
    <style:style style:name="T51" style:family="text">
      <style:text-properties officeooo:rsid="00382060"/>
    </style:style>
    <style:style style:name="T52" style:family="text">
      <style:text-properties officeooo:rsid="0038bcda"/>
    </style:style>
    <style:style style:name="T53" style:family="text">
      <style:text-properties fo:font-size="11pt" fo:font-weight="normal" officeooo:rsid="0025781c" style:font-size-asian="11pt" style:font-weight-asian="normal" style:font-size-complex="11pt" style:font-weight-complex="normal"/>
    </style:style>
    <style:style style:name="T54" style:family="text">
      <style:text-properties fo:font-size="11pt" fo:font-weight="normal" officeooo:rsid="0038bcda" style:font-size-asian="11pt" style:font-weight-asian="normal" style:font-size-complex="11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Dezly Macauley</text:p>
      <text:p text:style-name="P8">Back-end Focused Software Engineer </text:p>
      <text:p text:style-name="P4"><text:span text:style-name="T38"><text:tab/></text:span><text:span text:style-name="T22">&gt;&gt;</text:span><text:span text:style-name="T38"> </text:span><text:span text:style-name="T47">with a passion for </text:span><text:span text:style-name="T48">m</text:span><text:span text:style-name="T47">odern </text:span><text:span text:style-name="T26">s</text:span><text:span text:style-name="T27">ystem </text:span><text:span text:style-name="T26">p</text:span><text:span text:style-name="T27">rogramming </text:span><text:span text:style-name="T26">l</text:span><text:span text:style-name="T27">anguages</text:span><text:span text:style-name="T47"> (</text:span><text:span text:style-name="T25">Go</text:span><text:span text:style-name="T12">,</text:span><text:span text:style-name="T47"> </text:span><text:span text:style-name="T25">Rust</text:span><text:span text:style-name="T47">)</text:span></text:p>
      <text:p text:style-name="P4"><text:span text:style-name="T38"><text:tab/></text:span><text:span text:style-name="T23">&gt;&gt;</text:span><text:span text:style-name="T38"> </text:span><text:span text:style-name="T47">and a</text:span><text:span text:style-name="T46"> </text:span><text:span text:style-name="T47">g</text:span><text:span text:style-name="T46">rowth </text:span><text:span text:style-name="T47">m</text:span><text:span text:style-name="T46">indset </text:span><text:span text:style-name="T47">t</text:span><text:span text:style-name="T46">owards </text:span><text:span text:style-name="T27">c</text:span><text:span text:style-name="T24">utting-</text:span><text:span text:style-name="T27">e</text:span><text:span text:style-name="T24">dge </text:span><text:span text:style-name="T27">t</text:span><text:span text:style-name="T24">echnologies</text:span></text:p>
      <text:p text:style-name="P1">________________________________________________________________________________</text:p>
      <text:p text:style-name="P3"/>
      <text:p text:style-name="P2"><text:span text:style-name="T17">Primary Email: </text:span><text:a xlink:type="simple" xlink:href="mailto:dezlymacauley@proton.me" text:style-name="Internet_20_link" text:visited-style-name="Visited_20_Internet_20_Link"><text:span text:style-name="T41">dezlymacauley@proton.me</text:span></text:a><text:span text:style-name="T41"><text:tab/></text:span><text:span text:style-name="T17">Secondary Email:</text:span><text:span text:style-name="T41"> </text:span><text:a xlink:type="simple" xlink:href="mailto:dezlymacauley@gmail.com" text:style-name="Internet_20_link" text:visited-style-name="Visited_20_Internet_20_Link"><text:span text:style-name="T41">dezlymacauley@gmail.com</text:span></text:a></text:p>
      <text:p text:style-name="P37"><text:span text:style-name="T18">Phone Number:</text:span><text:span text:style-name="T43"> +27 66 458 6161<text:tab/><text:tab/><text:tab/></text:span><text:span text:style-name="T45">LinkedIn:</text:span><text:span text:style-name="T42"> </text:span><text:a xlink:type="simple" xlink:href="http://linkedin.com/in/dezly-macauley" text:style-name="Internet_20_link" text:visited-style-name="Visited_20_Internet_20_Link"><text:span text:style-name="T44">linkedin.com/in/dezly-macauley</text:span></text:a></text:p>
      <text:p text:style-name="P2">________________________________________________________________________________</text:p>
      <text:p text:style-name="P30"/>
      <text:p text:style-name="P31">Please refer to <text:a xlink:type="simple" xlink:href="#Page2" text:style-name="Internet_20_link" text:visited-style-name="Visited_20_Internet_20_Link"><text:span text:style-name="T20">Page 2</text:span></text:a> of this resume for the <text:a xlink:type="simple" xlink:href="#Page2" text:style-name="Internet_20_link" text:visited-style-name="Visited_20_Internet_20_Link"><text:span text:style-name="T19">Links to Certificates Awarded</text:span></text:a> for the skills below</text:p>
      <text:p text:style-name="P13">________________________________________________________________________________<text:line-break/></text:p>
      <text:p text:style-name="P6">Skill Overview</text:p>
      <text:p text:style-name="P17"><text:span text:style-name="T33"/></text:p>
      <text:p text:style-name="P20"><text:span text:style-name="T6">System Programming</text:span><text:span text:style-name="T2">:</text:span> Go, <text:span text:style-name="T34">Rust<text:tab/><text:tab/></text:span><text:span text:style-name="T5">SQL Databases:</text:span><text:span text:style-name="T29"> SQLite, </text:span><text:span text:style-name="T36">MySQL, </text:span></text:p>
      <text:p text:style-name="P22"><text:tab/><text:tab/><text:tab/><text:tab/><text:tab/><text:tab/>PostgreSQL (Currently learning)</text:p>
      <text:p text:style-name="P18"><text:span text:style-name="T2"/></text:p>
      <text:p text:style-name="P18"><text:span text:style-name="T2">Version Control:</text:span> Git, GitHub<text:tab/><text:tab/><text:span text:style-name="T3">Scripting: </text:span><text:span text:style-name="T32">Bash, Python,</text:span></text:p>
      <text:p text:style-name="P18"><text:span text:style-name="T32"><text:tab/><text:tab/><text:tab/><text:tab/><text:tab/><text:tab/></text:span><text:span text:style-name="T53">Lua</text:span><text:span text:style-name="T54">(Neovim config),</text:span><text:span text:style-name="T53"> Nix</text:span><text:span text:style-name="T54">(declarative dev environments)</text:span><text:span text:style-name="T53"><text:tab/></text:span></text:p>
      <text:p text:style-name="P18"><text:span text:style-name="T32"/></text:p>
      <text:p text:style-name="P21"><text:span text:style-name="T3">Linux Proficiency:<text:tab/><text:tab/><text:tab/><text:tab/></text:span><text:span text:style-name="T30">NixOS, Arch Linux, Fedora, Debian Stable, Ubunt</text:span><text:span text:style-name="T52">u</text:span></text:p>
      <text:p text:style-name="P18"><text:tab/></text:p>
      <text:p text:style-name="P16"><text:span text:style-name="T4">Code Editors: <text:tab/><text:tab/><text:tab/><text:tab/></text:span><text:span text:style-name="T33">Neovim (Primary), VS Code </text:span></text:p>
      <text:p text:style-name="P19"><text:span text:style-name="T3">Blockchain / Web3</text:span><text:span text:style-name="T32">: <text:tab/><text:tab/><text:tab/><text:tab/>Solidity Smart Contracts </text:span><text:span text:style-name="T35"><text:tab/></text:span></text:p>
      <text:p text:style-name="P19"/>
      <text:p text:style-name="P19"><text:span text:style-name="T2">Front-End Basics:</text:span><text:tab/><text:tab/><text:tab/><text:tab/>Html, CSS, Tailwind CSS, JavaScript / TypeScript, </text:p>
      <text:p text:style-name="P19"><text:tab/><text:tab/><text:tab/><text:tab/><text:tab/><text:tab/>Bun, Svelte (Currently learning)</text:p>
      <text:p text:style-name="P15"/>
      <text:p text:style-name="P9"><text:span text:style-name="T13">English </text:span><text:span text:style-name="T14">Proficiency:</text:span><text:span text:style-name="T13"> <text:tab/><text:tab/><text:tab/></text:span><text:span text:style-name="T15">CEFR </text:span><text:span text:style-name="T16">Level = </text:span><text:span text:style-name="T31">C2 </text:span><text:span text:style-name="T32">(Native Proficiency)</text:span></text:p>
      <text:p text:style-name="P10"><text:span text:style-name="T13">Technical Writing:<text:tab/><text:tab/><text:tab/><text:tab/></text:span><text:span text:style-name="T1">Creating user-friendly documentation</text:span></text:p>
      <text:p text:style-name="P11"><text:span text:style-name="T13">Public Speaking</text:span><text:span text:style-name="T7">:<text:tab/><text:tab/><text:tab/><text:tab/></text:span><text:span text:style-name="T8">Presenting </text:span><text:span text:style-name="T9">tech</text:span><text:span text:style-name="T10">nical info </text:span><text:span text:style-name="T8">to a non-technical audience</text:span></text:p>
      <text:p text:style-name="P11"><text:span text:style-name="T8"><text:tab/><text:tab/><text:tab/><text:tab/><text:tab/><text:tab/></text:span><text:span text:style-name="T11">Former Research Executive at Kantar.</text:span><text:line-break/><text:span text:style-name="T1">________________________________________________________________________________</text:span></text:p>
      <text:p text:style-name="P7">Summary</text:p>
      <text:p text:style-name="P2"/>
      <text:p text:style-name="P23"/>
      <text:p text:style-name="P2">_______________________________________________________________________________</text:p>
      <text:p text:style-name="P6">Projects</text:p>
      <text:p text:style-name="P2"/>
      <text:p text:style-name="P4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________________________________________________________________________________<text:line-break/></text:p>
      <text:p text:style-name="P28"><text:bookmark text:name="Page2"/><text:span text:style-name="T21">Links To Certificates Awarded</text:span><text:span text:style-name="T1"><text:line-break/></text:span></text:p>
      <text:p text:style-name="P25">Systems Programming</text:p>
      <text:p text:style-name="P26"><text:a xlink:type="simple" xlink:href="https://github.com/dezly-macauley/certifications/raw/main/duke_university_rust_fundamentals.pdf" text:style-name="Internet_20_link" text:visited-style-name="Visited_20_Internet_20_Link"><text:span text:style-name="T28">Duke Unversity – Rust Fundamentals</text:span></text:a></text:p>
      <text:p text:style-name="P26"/>
      <text:p text:style-name="P27"><text:a xlink:type="simple" xlink:href="https://github.com/dezly-macauley/certifications/raw/main/university_of_california_irvine_programming_with_google_go_specialization.png" text:style-name="Internet_20_link" text:visited-style-name="Visited_20_Internet_20_Link"><text:span text:style-name="T37">University of California Irvine – Programming with Google Go Specialization</text:span></text:a></text:p>
      <text:p text:style-name="P29"><text:a xlink:type="simple" xlink:href="https://github.com/dezly-macauley/certifications/raw/main/university_of_california_irvine_university_of_california_irvine_concurrency_in_go.png" text:style-name="Internet_20_link" text:visited-style-name="Visited_20_Internet_20_Link"><text:span text:style-name="T39">University of California Irvine – Concurrency in Go</text:span></text:a></text:p>
      <text:p text:style-name="P36"><text:a xlink:type="simple" xlink:href="https://github.com/dezly-macauley/certifications/raw/main/university_of_california_irvine_university_of_california_irvine_university_of_california_irvine_functions_methods_and_interfaces_in_go.png" text:style-name="Internet_20_link" text:visited-style-name="Visited_20_Internet_20_Link"><text:span text:style-name="T40">University of California Irvine – Functions, Methods, and interfaces in Go</text:span></text:a></text:p>
      <text:p text:style-name="P27"><text:a xlink:type="simple" xlink:href="https://github.com/dezly-macauley/certifications/raw/main/university_of_california_irvine_getting_started_with_go.png" text:style-name="Internet_20_link" text:visited-style-name="Visited_20_Internet_20_Link"><text:span text:style-name="T39">University of California Irvine – Getting Started with Go</text:span></text:a></text:p>
      <text:p text:style-name="P27"/>
      <text:p text:style-name="P42"><text:a xlink:type="simple" xlink:href="https://github.com/dezly-macauley/certifications/raw/main/university_of_michigan_exploring_c.pdf" text:style-name="Internet_20_link" text:visited-style-name="Visited_20_Internet_20_Link"><text:span text:style-name="T51">University of Michigan – Exploring C</text:span></text:a></text:p>
      <text:p text:style-name="P12"/>
      <text:p text:style-name="P32"><text:span text:style-name="T51">Version Control, </text:span>Linux, and SQL</text:p>
      <text:p text:style-name="P14"><text:a xlink:type="simple" xlink:href="https://github.com/dezly-macauley/certifications/raw/main/meta_version_control.pdf" text:style-name="Internet_20_link" text:visited-style-name="Visited_20_Internet_20_Link"><text:span text:style-name="T28">Meta – Version Control</text:span></text:a></text:p>
      <text:p text:style-name="P39"><text:a xlink:type="simple" xlink:href="https://github.com/dezly-macauley/certifications/raw/main/google_tools_of_the_trade_linux_and_sql.pdf" text:style-name="Internet_20_link" text:visited-style-name="Visited_20_Internet_20_Link"><text:span text:style-name="T36">Google - Tools of the Trade: Linux and SQL</text:span></text:a></text:p>
      <text:p text:style-name="P39"/>
      <text:p text:style-name="P35">Blockchain / Web 3 / Smart Contracts</text:p>
      <text:p text:style-name="P41"><text:a xlink:type="simple" xlink:href="https://github.com/dezly-macauley/certifications/raw/main/alchemy_university_learn_solidity.png" text:style-name="Internet_20_link" text:visited-style-name="Visited_20_Internet_20_Link"><text:span text:style-name="T50">Alchemy University - Learn Solidity</text:span></text:a></text:p>
      <text:p text:style-name="P40"><text:a xlink:type="simple" xlink:href="https://github.com/dezly-macauley/certifications/raw/main/cyfrin_updraft_solidity_101.png" text:style-name="Internet_20_link" text:visited-style-name="Visited_20_Internet_20_Link"><text:span text:style-name="T50">Cyfrin Updraft - Solidity 101</text:span></text:a></text:p>
      <text:p text:style-name="P40"><text:a xlink:type="simple" xlink:href="https://github.com/dezly-macauley/certifications/raw/main/cyfrin_updraft_wallets_and_post_deployments.png" text:style-name="Internet_20_link" text:visited-style-name="Visited_20_Internet_20_Link"><text:span text:style-name="T50">Cyfrin Updraft - Wallets and Post Deployments</text:span></text:a></text:p>
      <text:p text:style-name="P40"><text:a xlink:type="simple" xlink:href="https://github.com/dezly-macauley/certifications/raw/main/cyfrin_updraft_blockchain_basics_completed.png" text:style-name="Internet_20_link" text:visited-style-name="Visited_20_Internet_20_Link"><text:span text:style-name="T50">Cyfrin Updraft - Blockchain Basics Completed</text:span></text:a></text:p>
      <text:p text:style-name="P39"/>
      <text:p text:style-name="P33">Front-End Basics</text:p>
      <text:p text:style-name="P43"><text:a xlink:type="simple" xlink:href="https://github.com/dezly-macauley/certifications/raw/main/meta_programming_with_javascript.pdf" text:style-name="Internet_20_link" text:visited-style-name="Visited_20_Internet_20_Link"><text:span text:style-name="T49">Meta – Programming with JavaScript</text:span></text:a></text:p>
      <text:p text:style-name="P42"><text:a xlink:type="simple" xlink:href="https://github.com/dezly-macauley/certifications/raw/main/traversy_media_tailwind_css_from_scratch.pdf" text:style-name="Internet_20_link" text:visited-style-name="Visited_20_Internet_20_Link"><text:span text:style-name="T51">Traversy Media - Tailwind CSS from Scratch</text:span></text:a></text:p>
      <text:p text:style-name="P42"><text:a xlink:type="simple" xlink:href="https://github.com/dezly-macauley/certifications/raw/main/colt_steele_mastering_typescript.pdf" text:style-name="Internet_20_link" text:visited-style-name="Visited_20_Internet_20_Link"><text:span text:style-name="T51">Colt Steele - Mastering TypeScript</text:span></text:a></text:p>
      <text:p text:style-name="P5"/>
      <text:p text:style-name="P34">Native English Proficiency</text:p>
      <text:p text:style-name="P44"><text:a xlink:type="simple" xlink:href="https://github.com/dezly-macauley/certifications/raw/main/ef_set_c2_native_english_proficiency.pdf" text:style-name="Internet_20_link" text:visited-style-name="Visited_20_Internet_20_Link"><text:span text:style-name="T49">EF SET (Education First Standard English Test) - Native English Proficiency</text:span></text:a></text:p>
      <text:p text:style-name="P45"><text:a xlink:type="simple" xlink:href="https://github.com/dezly-macauley/certifications/raw/main//home/dezly-macauley/downloads/certifcates/150_hour_tefl_certificate_dezly_macauley.pdf" text:style-name="Internet_20_link" text:visited-style-name="Visited_20_Internet_20_Link"><text:span text:style-name="T52">TEFL Universal - Advanced English Certificate</text:span></text:a></text:p>
      <text:p text:style-name="P38">___________________________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8:40:40.777686182</meta:creation-date>
    <meta:generator>LibreOffice/7.6.7.2$Linux_X86_64 LibreOffice_project/60$Build-2</meta:generator>
    <dc:date>2024-11-03T16:59:48.287594252</dc:date>
    <meta:editing-duration>PT5H22M34S</meta:editing-duration>
    <meta:editing-cycles>33</meta:editing-cycles>
    <meta:print-date>2024-11-03T17:03:06.225777174</meta:print-date>
    <meta:printed-by>PDF files</meta:printed-by>
    <meta:document-statistic meta:table-count="0" meta:image-count="0" meta:object-count="0" meta:page-count="2" meta:paragraph-count="53" meta:word-count="286" meta:character-count="2663" meta:non-whitespace-character-count="2357"/>
  </office:meta>
</office:document-meta>
</file>